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center" style:justify-single-word="false"/>
      <style:text-properties style:font-name="Times New Roman" fo:font-size="14pt" fo:language="fr" fo:country="F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fr" fo:country="FR"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7" style:family="paragraph" style:parent-style-name="Standard" style:list-style-name="L6">
      <style:paragraph-properties fo:text-align="start" style:justify-single-word="false"/>
      <style:text-properties style:font-name="Times New Roman" fo:font-size="12pt" fo:language="fr" fo:country="FR"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9" style:family="paragraph" style:parent-style-name="Standard" style:list-style-name="L5">
      <style:paragraph-properties fo:text-align="start" style:justify-single-word="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list-style-name="L6">
      <style:paragraph-properties fo:text-align="start" style:justify-single-word="false"/>
    </style:style>
    <style:style style:name="P12"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style:text-underline-style="none" fo:font-weight="normal" style:font-size-asian="12pt" style:font-weight-asian="normal" style:font-size-complex="12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style:font-name="Times New Roman" fo:font-size="12pt" fo:language="fr" fo:country="FR" style:text-underline-style="none" fo:font-weight="normal" style:font-size-asian="12pt" style:font-weight-asian="normal" style:font-size-complex="12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style:font-name="Times New Roman" fo:font-size="12pt" fo:language="fr" fo:country="FR" fo:font-weight="normal" style:font-name-asian="Monospace" style:font-size-asian="12pt" style:font-weight-asian="normal" style:font-name-complex="Monospace" style:font-size-complex="12pt"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style:style style:name="T3" style:family="text">
      <style:text-properties fo:font-style="italic" style:text-underline-style="none" style:font-style-asian="italic" style:font-style-complex="italic"/>
    </style:style>
    <style:style style:name="T4" style:family="text">
      <style:text-properties fo:language="fr" fo:country="FR" style:text-underline-style="none" fo:font-weight="normal" style:font-weight-asian="normal" style:font-weight-complex="normal"/>
    </style:style>
    <style:style style:name="T5" style:family="text">
      <style:text-properties fo:language="fr" fo:country="FR" fo:font-style="italic" style:text-underline-style="none" fo:font-weight="normal" style:font-style-asian="italic" style:font-weight-asian="normal" style:font-style-complex="italic" style:font-weight-complex="normal"/>
    </style:style>
    <style:style style:name="T6" style:family="text">
      <style:text-properties fo:color="#000000" fo:language="fr" fo:country="FR" style:text-underline-style="none" fo:font-weight="normal" style:font-weight-asian="normal" style:font-weight-complex="normal"/>
    </style:style>
    <style:style style:name="T7" style:family="text">
      <style:text-properties fo:color="#000000" fo:language="fr" fo:country="FR" fo:font-style="italic" style:text-underline-style="none" fo:font-weight="normal" style:font-style-asian="italic" style:font-weight-asian="normal" style:font-style-complex="italic" style:font-weight-complex="normal"/>
    </style:style>
    <style:style style:name="T8" style:family="text">
      <style:text-properties fo:color="#000000" fo:language="fr" fo:country="FR" fo:font-style="normal" style:text-underline-style="none" fo:font-weight="normal" style:font-style-asian="normal" style:font-weight-asian="normal" style:font-style-complex="normal" style:font-weight-complex="normal"/>
    </style:style>
    <style:style style:name="T9" style:family="text">
      <style:text-properties fo:color="#000000" fo:font-style="italic" style:text-underline-style="none" style:font-style-asian="italic" style:font-style-complex="italic"/>
    </style:style>
    <style:style style:name="T10" style:family="text">
      <style:text-properties fo:color="#000000" fo:font-style="normal" style:text-underline-style="none" style:font-style-asian="normal" style:font-style-complex="normal"/>
    </style:style>
    <style:style style:name="T11" style:family="text">
      <style:text-properties fo:color="#000000"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T12" style:family="text">
      <style:text-properties fo:color="#000000" style:font-name="Times New Roman" fo:font-size="12pt" fo:language="fr" fo:country="FR"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3" style:family="text">
      <style:text-properties fo:color="#000000"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d’activités de Ory Michael</text:p>
      <text:p text:style-name="P2">du 03/03/2014 au 31/03/2014</text:p>
      <text:p text:style-name="P3"/>
      <text:p text:style-name="P3"/>
      <text:p text:style-name="P5">Héritage multiple</text:p>
      <text:p text:style-name="P12">L'héritage multiple pause le problème bien connu du « diamant ». Des langages comme C++ ou Ceylon propose des solutions pour éviter ce problème. Aujourd'hui la meilleur solution semble être celle prise par Ceylon : les Mixin.</text:p>
      <text:p text:style-name="P12"/>
      <text:p text:style-name="P12">Conception et implémentation de l'adaptation du principe des Mixin à GS.</text:p>
      <text:p text:style-name="P13"/>
      <text:p text:style-name="P15">Séparation du super et des satifies</text:p>
      <text:p text:style-name="P12">Un Satifie est un Generic qui ne peut être étendu ou instancié qu'accompagné du Generic classique. Lorsque qu'un Satisfie est étendu tout ces attributs et ceurs valeurs sont projetés sur le Generic. Factorisation des algorithmes afin de séparer le Super des Satisfies. Cette factorisation c'est limité à la « couche haute » du noyau de GS.</text:p>
      <text:p text:style-name="P12">Audit de la répercussion du changement sur le noyau.</text:p>
      <text:p text:style-name="P13"/>
      <text:p text:style-name="P15">Projection des valeurs</text:p>
      <text:p text:style-name="P13">Jusqu'à présent seul la projection des attributs était prévu par GS. Mise à niveau du bind afin de projeter les valeurs des satisfies.</text:p>
      <text:p text:style-name="P13"/>
      <text:p text:style-name="P13">Désormais tout Generic ne peut avoir qu'un seul super. Ce fait va nous permettre de simplifier différents algorithmes (exemple ; le calcul du méta).</text:p>
      <text:p text:style-name="P8"/>
      <text:p text:style-name="P5">Héritage par la valeur</text:p>
      <text:p text:style-name="P13">Quand un sous attribut n'avait pas le même nom que son attribut père, l'héritage par la valeur ne fonctionnait plus. Correction de ce comportement erroné.</text:p>
      <text:p text:style-name="P4"/>
      <text:p text:style-name="P6">GetGeneric</text:p>
      <text:p text:style-name="P14">Nous sommes partis sur le principe qu'un Generic est identifiable de manière unique grâce à trois critères :</text:p>
      <text:list xml:id="list856472694" text:style-name="L5">
        <text:list-item>
          <text:p text:style-name="P9">égalité des valeurs,</text:p>
        </text:list-item>
        <text:list-item>
          <text:p text:style-name="P9">égalité components,</text:p>
        </text:list-item>
        <text:list-item>
          <text:p text:style-name="P9">égalité du méta.</text:p>
        </text:list-item>
      </text:list>
      <text:p text:style-name="P17"><text:span text:style-name="T4">Mise en place de la méthode </text:span><text:span text:style-name="T5">getGeneric</text:span><text:span text:style-name="T4"> et de la contrainte </text:span><text:span text:style-name="T9">GetGenericConstraint </text:span><text:span text:style-name="T10">:</text:span></text:p>
      <text:list xml:id="list281901610" text:style-name="L6">
        <text:list-item>
          <text:p text:style-name="P11"><text:span text:style-name="T12">getGeneric </text:span><text:span text:style-name="T13">permet de récupérer un Generic par sa valeur et une ellipse de components,</text:span></text:p>
          <text:list>
            <text:list-item>
              <text:p text:style-name="P7"><text:span text:style-name="T10">Mise en place des tests unitaires afin de vérifier le bon fonctionnement de la méthode </text:span><text:span text:style-name="T9">getGeneric</text:span><text:span text:style-name="T10">.</text:span></text:p>
            </text:list-item>
          </text:list>
        </text:list-item>
        <text:list-item>
          <text:p text:style-name="P11"><text:span text:style-name="T12">GetGenericConstraint</text:span><text:span text:style-name="T13"> afin de valider l'hypothèse.</text:span></text:p>
        </text:list-item>
      </text:list>
      <text:p text:style-name="P4"/>
      <text:p text:style-name="P6">Autre</text:p>
      <text:p text:style-name="P16"><text:span text:style-name="T1">Suppression des stricts supers, cette notion est désormais inutile.</text:span></text:p>
      <text:p text:style-name="P16"><text:span text:style-name="T1">Suppression des méthodes </text:span><text:span text:style-name="T3">isRealAttribute</text:span><text:span text:style-name="T1"> et </text:span><text:span text:style-name="T3">isRealRelation</text:span><text:span text:style-name="T2">, ces dernières n'avaient pas de sens fonctionnelle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59cm" fo:page-height="27.94cm" style:num-format="1" style:print-orientation="portrait" fo:margin-top="1.286cm" fo:margin-bottom="0.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12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8:21:58</meta:creation-date>
    <dc:date>2014-04-11T16:54:17</dc:date>
    <meta:editing-duration>PT13H8M22S</meta:editing-duration>
    <meta:editing-cycles>23</meta:editing-cycles>
    <meta:generator>LibreOffice/3.5$Linux_X86_64 LibreOffice_project/350m1$Build-2</meta:generator>
    <meta:print-date>2014-03-28T16:15:24</meta:print-date>
    <meta:document-statistic meta:table-count="0" meta:image-count="0" meta:object-count="0" meta:page-count="1" meta:paragraph-count="25" meta:word-count="314" meta:character-count="1964" meta:non-whitespace-character-count="1681"/>
  </office:meta>
</office:document-meta>
</file>